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14pt"/>
    </style:style>
    <style:style style:name="ro11" style:family="table-row">
      <style:table-row-properties fo:break-before="auto" style:row-height="100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6" style:family="table-cell">
      <style:table-cell-properties style:vertical-align="bottom" fo:wrap-option="wrap" fo:background-color="#DDDDD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28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 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management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de libros en menú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menú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Willekeurige boek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Zet New 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Wissel boekenlijst hoofdscherm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ew 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Zet New 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/периодика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PURCHASED_BOOKS</text:p>
          </table:table-cell>
          <table:table-cell table:style-name="ce23" office:value-type="string">
            <text:p>Hide Purchased Books</text:p>
          </table:table-cell>
          <table:table-cell table:style-name="ce23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3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3"/>
          <table:table-cell table:style-name="ce21" office:value-type="string">
            <text:p>Amagar Llibres comprats</text:p>
          </table:table-cell>
          <table:table-cell/>
          <table:table-cell table:style-name="ce23" office:value-type="string">
            <text:p>Verberg Gekochte boeken</text:p>
          </table:table-cell>
          <table:table-cell table:style-name="ce23"/>
          <table:table-cell table:style-name="ce21" office:value-type="string">
            <text:p>Esconder Livros comprados</text:p>
          </table:table-cell>
          <table:table-cell table:style-name="ce23" office:value-type="string">
            <text:p>Скрывать «Купленные книги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HIDE_ADD_NEW_COLLECTION</text:p>
          </table:table-cell>
          <table:table-cell table:style-name="ce23" office:value-type="string">
            <text:p>Hide Add New Collection</text:p>
          </table:table-cell>
          <table:table-cell table:style-name="ce23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3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3"/>
          <table:table-cell table:style-name="ce21" office:value-type="string">
            <text:p>Amagar Afegir Nova Col·lecció</text:p>
          </table:table-cell>
          <table:table-cell/>
          <table:table-cell table:style-name="ce23" office:value-type="string">
            <text:p>Verberg Nieuwe collectie</text:p>
          </table:table-cell>
          <table:table-cell table:style-name="ce23"/>
          <table:table-cell table:style-name="ce21" office:value-type="string">
            <text:p>Esconder Criar Nova Coleção</text:p>
          </table:table-cell>
          <table:table-cell table:style-name="ce23" office:value-type="string">
            <text:p>Скрывать «Новая коллекция»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HOW_READING_PROGRESS</text:p>
          </table:table-cell>
          <table:table-cell table:style-name="ce23" office:value-type="string">
            <text:p>Show Reading Progress</text:p>
          </table:table-cell>
          <table:table-cell table:style-name="ce23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3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3"/>
          <table:table-cell table:style-name="ce21" office:value-type="string">
            <text:p>Progrés de lectura</text:p>
          </table:table-cell>
          <table:table-cell/>
          <table:table-cell table:style-name="ce23" office:value-type="string">
            <text:p>Leesvoortgang</text:p>
          </table:table-cell>
          <table:table-cell table:style-name="ce23"/>
          <table:table-cell table:style-name="ce21" office:value-type="string">
            <text:p>Progresso de Leitura</text:p>
          </table:table-cell>
          <table:table-cell table:style-name="ce23" office:value-type="string">
            <text:p>Количество прочитанного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CURRENT</text:p>
          </table:table-cell>
          <table:table-cell table:style-name="ce23" office:value-type="string">
            <text:p>Show for Current Book</text:p>
          </table:table-cell>
          <table:table-cell table:style-name="ce23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3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3"/>
          <table:table-cell table:style-name="ce21" office:value-type="string">
            <text:p>Mostrar en el llibre actual</text:p>
          </table:table-cell>
          <table:table-cell/>
          <table:table-cell table:style-name="ce23" office:value-type="string">
            <text:p>Zichtbaar bij huidig boek</text:p>
          </table:table-cell>
          <table:table-cell table:style-name="ce23"/>
          <table:table-cell table:style-name="ce21" office:value-type="string">
            <text:p>Mostrar Livro Atual</text:p>
          </table:table-cell>
          <table:table-cell table:style-name="ce23" office:value-type="string">
            <text:p>Отображение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CURRENT</text:p>
          </table:table-cell>
          <table:table-cell table:style-name="ce23" office:value-type="string">
            <text:p>Format for Current Book</text:p>
          </table:table-cell>
          <table:table-cell table:style-name="ce23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3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3"/>
          <table:table-cell table:style-name="ce21" office:value-type="string">
            <text:p>Format en el llibre actual</text:p>
          </table:table-cell>
          <table:table-cell/>
          <table:table-cell table:style-name="ce23" office:value-type="string">
            <text:p>Stijl bij huidig boek</text:p>
          </table:table-cell>
          <table:table-cell table:style-name="ce23"/>
          <table:table-cell table:style-name="ce21" office:value-type="string">
            <text:p>Formato do Livro Atual</text:p>
          </table:table-cell>
          <table:table-cell table:style-name="ce23" office:value-type="string">
            <text:p>Формат для текущей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SHOW_READING_PROGRESS_THUMBS</text:p>
          </table:table-cell>
          <table:table-cell table:style-name="ce23" office:value-type="string">
            <text:p>Show for Thumbnails</text:p>
          </table:table-cell>
          <table:table-cell table:style-name="ce23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3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3"/>
          <table:table-cell table:style-name="ce21" office:value-type="string">
            <text:p>Mostrar en Vista Miniatures</text:p>
          </table:table-cell>
          <table:table-cell/>
          <table:table-cell table:style-name="ce23" office:value-type="string">
            <text:p>Zichtbaar bij miniaturen</text:p>
          </table:table-cell>
          <table:table-cell table:style-name="ce23"/>
          <table:table-cell table:style-name="ce21" office:value-type="string">
            <text:p>Mostrar Miniaturas</text:p>
          </table:table-cell>
          <table:table-cell table:style-name="ce23" office:value-type="string">
            <text:p>Отображение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PROGRESS_FORMAT_THUMBS</text:p>
          </table:table-cell>
          <table:table-cell table:style-name="ce23" office:value-type="string">
            <text:p>Format for Thumbnails</text:p>
          </table:table-cell>
          <table:table-cell table:style-name="ce23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3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3"/>
          <table:table-cell table:style-name="ce21" office:value-type="string">
            <text:p>Format en Vista Miniatures</text:p>
          </table:table-cell>
          <table:table-cell/>
          <table:table-cell table:style-name="ce23" office:value-type="string">
            <text:p>Stijl bij miniaturen</text:p>
          </table:table-cell>
          <table:table-cell table:style-name="ce23"/>
          <table:table-cell table:style-name="ce21" office:value-type="string">
            <text:p>Formato das Miniaturas</text:p>
          </table:table-cell>
          <table:table-cell table:style-name="ce23" office:value-type="string">
            <text:p>Формат на иконке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ONLY_SHOW_FROM_PAGE</text:p>
          </table:table-cell>
          <table:table-cell table:style-name="ce23" office:value-type="string">
            <text:p>Only Show from Page</text:p>
          </table:table-cell>
          <table:table-cell table:style-name="ce23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3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3"/>
          <table:table-cell table:style-name="ce21" office:value-type="string">
            <text:p>Mostrar només desde la página</text:p>
          </table:table-cell>
          <table:table-cell/>
          <table:table-cell table:style-name="ce23" office:value-type="string">
            <text:p>Alleen zichtbaar vanaf pagina</text:p>
          </table:table-cell>
          <table:table-cell table:style-name="ce23"/>
          <table:table-cell table:style-name="ce21" office:value-type="string">
            <text:p>Mostrar somente desde a página</text:p>
          </table:table-cell>
          <table:table-cell table:style-name="ce23" office:value-type="string">
            <text:p>Отображать только на странице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PAGE</text:p>
          </table:table-cell>
          <table:table-cell table:style-name="ce23" office:value-type="string">
            <text:p>Page</text:p>
          </table:table-cell>
          <table:table-cell table:style-name="ce23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3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3"/>
          <table:table-cell table:style-name="ce21" office:value-type="string">
            <text:p>Pàgina</text:p>
          </table:table-cell>
          <table:table-cell/>
          <table:table-cell table:style-name="ce23" office:value-type="string">
            <text:p>Pagina</text:p>
          </table:table-cell>
          <table:table-cell table:style-name="ce23"/>
          <table:table-cell table:style-name="ce21" office:value-type="string">
            <text:p>Página</text:p>
          </table:table-cell>
          <table:table-cell table:style-name="ce23" office:value-type="string">
            <text:p>Страниц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3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3"/>
          <table:table-cell table:style-name="ce21" office:value-type="string">
            <text:p>de</text:p>
          </table:table-cell>
          <table:table-cell/>
          <table:table-cell table:style-name="ce23" office:value-type="string">
            <text:p>van</text:p>
          </table:table-cell>
          <table:table-cell table:style-name="ce23"/>
          <table:table-cell table:style-name="ce21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3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3"/>
          <table:table-cell table:style-name="ce21" office:value-type="string">
            <text:p>Activat</text:p>
          </table:table-cell>
          <table:table-cell/>
          <table:table-cell table:style-name="ce23" office:value-type="string">
            <text:p>Aan</text:p>
          </table:table-cell>
          <table:table-cell table:style-name="ce23"/>
          <table:table-cell table:style-name="ce21" office:value-type="string">
            <text:p>Ativado</text:p>
          </table:table-cell>
          <table:table-cell table:style-name="ce23" office:value-type="string">
            <text:p>Да</text:p>
          </table:table-cell>
          <table:table-cell table:style-name="ce23"/>
          <table:table-cell table:number-columns-repeated="1008"/>
        </table:table-row>
        <table:table-row table:style-name="ro6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3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3"/>
          <table:table-cell table:style-name="ce21" office:value-type="string">
            <text:p>Desactivat</text:p>
          </table:table-cell>
          <table:table-cell/>
          <table:table-cell table:style-name="ce23" office:value-type="string">
            <text:p>Uit</text:p>
          </table:table-cell>
          <table:table-cell table:style-name="ce23"/>
          <table:table-cell table:style-name="ce21" office:value-type="string">
            <text:p>Desativado</text:p>
          </table:table-cell>
          <table:table-cell table:style-name="ce23" office:value-type="string">
            <text:p>Нет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BrowseFolder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Kopiere Buch...</text:p>
          </table:table-cell>
          <table:table-cell table:style-name="ce23" office:value-type="string">
            <text:p>Αντιγραφή βιβλίου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text:p>Boek kopiëren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Σφάλμα, το αρχείο προορισμού υπάρχει ήδη</text:p>
          </table:table-cell>
          <table:table-cell table:style-name="ce23" office:value-type="string">
            <text:p>Error, el archivo de destino ya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out, het bestand bestaat al</text:p>
          </table:table-cell>
          <table:table-cell table:style-name="ce23"/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out bij het openen van het boek, \nwaarschijnlijk kaart verwijderen en terugplaatsen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Σφάλμα στην αντιγραφή βιβλίου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out bij het kopiëren van het boek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OK</text:p>
          </table:table-cell>
          <table:table-cell table:number-columns-repeated="2" table:style-name="ce23" office:value-type="string">
            <text:p>OK</text:p>
          </table:table-cell>
          <table:table-cell table:style-name="ce23" office:value-type="string">
            <text:p>Εντάξει</text:p>
          </table:table-cell>
          <table:table-cell table:number-columns-repeated="3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number-columns-repeated="3"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en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Περιήγηση συστήματος αρχείων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Bladeren door bestandssysteem</text:p>
          </table:table-cell>
          <table:table-cell table:style-name="ce23"/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Mappen</text:p>
          </table:table-cell>
          <table:table-cell table:style-name="ce23"/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ëren naar intern geheugen en openen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7"/>
        </table:table-row>
        <table:table-row table:style-name="ro10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ert bestand naar intern geheugen en opent het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Αντιγραφή στην εσωτερική μνήμη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Kopieer naar intern geheugen</text:p>
          </table:table-cell>
          <table:table-cell table:style-name="ce23"/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Αντιγράφει το αρχείο στην εσωτερική μνήμη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ert bestand naar het interne geheugen</text:p>
          </table:table-cell>
          <table:table-cell table:style-name="ce23"/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Εσωτερική μνήμη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 Memory Stick</text:p>
          </table:table-cell>
          <table:table-cell table:number-columns-repeated="6" table:style-name="ce23" office:value-type="string">
            <text:p>Memory Stick</text:p>
          </table:table-cell>
          <table:table-cell table:style-name="ce23" office:value-type="string">
            <text:p>Geheugen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EMORY_STICK_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 Memory Stick μέσω μονταρίσματος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vía Mount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Geheugenstick via mount</text:p>
          </table:table-cell>
          <table:table-cell table:style-name="ce23"/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Επανασάρωση εσωτερικής μνήμης</text:p>
          </table:table-cell>
          <table:table-cell table:style-name="ce23" office:value-type="string">
            <text:p>Escanear memoria interna</text:p>
            <text:p/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Herscan intern geheugen</text:p>
          </table:table-cell>
          <table:table-cell table:style-name="ce23"/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Κάρτα SD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Σάρωση κάρτας SD/MS</text:p>
          </table:table-cell>
          <table:table-cell table:style-name="ce23" office:value-type="string">
            <text:p>Escanear tarjetas SD/MS</text:p>
            <text:p/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S kaart scan</text:p>
          </table:table-cell>
          <table:table-cell table:style-name="ce23"/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Favoriete mappen</text:p>
          </table:table-cell>
          <table:table-cell table:style-name="ce23"/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Ριζικός φάκελος εσωτερικής μνήμης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Interne geheugen beginmap</text:p>
          </table:table-cell>
          <table:table-cell table:style-name="ce23"/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Χρήση μονταρίσματος με SD/MS (πιο αργό αλλά βλέπει όλους τους φακέλους)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r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Gebruik mount voor SD/MS (trager maar ziet alle mappen)</text:p>
          </table:table-cell>
          <table:table-cell table:style-name="ce23"/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Τύπος ταξινόμησης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eermodus</text:p>
          </table:table-cell>
          <table:table-cell table:style-name="ce23"/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Beim Sortieren 'titleSorter' benutzen</text:p>
          </table:table-cell>
          <table:table-cell table:style-name="ce23"/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Gebruik 'titelSorteer' veld voor sorteren</text:p>
          </table:table-cell>
          <table:table-cell table:style-name="ce23"/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style-name="ce23" office:value-type="string">
            <text:p>«..» (vorheriger Ordner) Element</text:p>
          </table:table-cell>
          <table:table-cell table:style-name="ce23"/>
          <table:table-cell table:style-name="ce23" office:value-type="string">
            <text:p>«..» Carpeta anterior</text:p>
          </table:table-cell>
          <table:table-cell table:style-name="ce23" office:value-type="string">
            <text:p>Elément «..» (dossier précédent)</text:p>
          </table:table-cell>
          <table:table-cell table:style-name="ce23"/>
          <table:table-cell table:style-name="ce23" office:value-type="string">
            <text:p>«..» (წინა ფოლდერი)</text:p>
          </table:table-cell>
          <table:table-cell table:style-name="ce23" office:value-type="string">
            <text:p>«..» Carpeta anterior</text:p>
          </table:table-cell>
          <table:table-cell table:style-name="ce23"/>
          <table:table-cell table:style-name="ce23" office:value-type="string">
            <text:p>«..» (vorige map) item</text:p>
          </table:table-cell>
          <table:table-cell table:style-name="ce23"/>
          <table:table-cell table:style-name="ce23" office:value-type="string">
            <text:p>&lt;&lt;..&gt;&gt; Pasta anterior</text:p>
          </table:table-cell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FILE_SIZE_IN_COMMENT</text:p>
          </table:table-cell>
          <table:table-cell table:style-name="ce23" office:value-type="string">
            <text:p>Show FileSize &amp;-Type in Comment</text:p>
          </table:table-cell>
          <table:table-cell table:style-name="ce23" office:value-type="string">
            <text:p>Dateigröße &amp; -type im Kommentar</text:p>
          </table:table-cell>
          <table:table-cell table:style-name="ce23"/>
          <table:table-cell table:style-name="ce23" office:value-type="string">
            <text:p>Mostrar tamaño y tipo de archivo</text:p>
          </table:table-cell>
          <table:table-cell table:number-columns-repeated="3" table:style-name="ce23"/>
          <table:table-cell table:style-name="ce23" office:value-type="string">
            <text:p>Mostra mida i tipus d'arxiu</text:p>
          </table:table-cell>
          <table:table-cell table:number-columns-repeated="7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Περιήγηση φακέλων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Blader door mappen</text:p>
          </table:table-cell>
          <table:table-cell table:style-name="ce23"/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Nach Autor, Namen vertauscht</text:p>
          </table:table-cell>
          <table:table-cell table:style-name="ce23"/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Op auteur (Naam/Achternaam)</text:p>
          </table:table-cell>
          <table:table-cell table:style-name="ce23"/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Nach Autor, dann Titel</text:p>
          </table:table-cell>
          <table:table-cell table:style-name="ce23"/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Op auteur, dan titel</text:p>
          </table:table-cell>
          <table:table-cell table:style-name="ce23"/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Nach Dateiname</text:p>
          </table:table-cell>
          <table:table-cell table:style-name="ce23"/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bestandsnaam</text:p>
          </table:table-cell>
          <table:table-cell table:style-name="ce23"/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7"/>
        </table:table-row>
        <table:table-row table:style-name="ro11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Op bestandsnaam, als bijschrift</text:p>
          </table:table-cell>
          <table:table-cell table:style-name="ce23"/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Nach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Op titel</text:p>
          </table:table-cell>
          <table:table-cell table:style-name="ce23"/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Κάρτα SD μέσω μονταρίσματος</text:p>
          </table:table-cell>
          <table:table-cell table:style-name="ce23" office:value-type="string">
            <text:p>Tarjeta SD vía Mount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Targeta SD vía Mount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 kaart via mount</text:p>
          </table:table-cell>
          <table:table-cell table:style-name="ce23"/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aktiviert (Cache wird geladen)</text:p>
          </table:table-cell>
          <table:table-cell table:style-name="ce23"/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Uitgeschakeld (cache laden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 instellingen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lezer instellingen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e instellingen</text:p>
          </table:table-cell>
          <table:table-cell table:number-columns-repeated="2" table:style-name="ce23"/>
          <table:table-cell table:style-name="ce21" office:value-type="string">
            <text:p>Дополнительные настройки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Games en Tools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number-columns-repeated="3" table:style-name="ce23"/>
          <table:table-cell table:style-name="ce21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number-columns-repeated="3"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number-columns-repeated="3"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Verandert alleen boeken die achteraf geopend word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ste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naar onder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naar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naar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naar boven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naar onder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naar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naar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naar boven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al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ols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number-columns-repeated="7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number-columns-repeated="4" table:style-name="ce23"/>
          <table:table-cell table:style-name="ce23" office:value-type="string">
            <text:p>Требуется перезагрузка!</text:p>
          </table:table-cell>
          <table:table-cell table:number-columns-repeated="2" table:style-name="ce23"/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Menu optie stijl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niet ge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an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Aan het opslaan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roll-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Handeling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5" office:value-type="string">
            <text:p>StandbyImage</text:p>
          </table:table-cell>
          <table:table-cell table:number-columns-repeated="3" table:style-name="ce25"/>
          <table:table-cell table:number-columns-repeated="4" table:style-name="ce26"/>
          <table:table-cell table:style-name="ce25"/>
          <table:table-cell table:number-columns-repeated="2" table:style-name="ce26"/>
          <table:table-cell table:number-columns-repeated="5" table:style-name="ce25"/>
          <table:table-cell table:style-name="ce26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Wit scherm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pende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ое изображение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s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27" office:value-type="string">
            <text:p>ViewerSettings_x50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1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Seitenwechsel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перелистывать жестам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Seitenwechsel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Перелист-е жестами (вкл/выкл)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ивать с откл.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knop Herstellen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Los ajustes personalizados solo funcionan con el botón de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La configuració personalitzada només funciona amb el botó de restablir!</text:p>
          </table:table-cell>
          <table:table-cell table:style-name="ce23"/>
          <table:table-cell table:style-name="ce23" office:value-type="string">
            <text:p>Instellingen werken alleen via knop Herstellen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7" office:value-type="string">
            <text:p>X</text:p>
          </table:table-cell>
          <table:table-cell table:number-columns-repeated="16" table:style-name="ce27"/>
          <table:table-cell table:number-columns-repeated="10" table:style-name="ce28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/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2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